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109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61091" officeooo:paragraph-rsid="00061091"/>
    </style:style>
    <style:style style:name="P4" style:family="paragraph" style:parent-style-name="Standard">
      <style:text-properties officeooo:paragraph-rsid="00061091"/>
    </style:style>
    <style:style style:name="P5" style:family="paragraph" style:parent-style-name="Standard">
      <style:text-properties style:font-name="FreeMono" officeooo:rsid="00061091" officeooo:paragraph-rsid="00061091"/>
    </style:style>
    <style:style style:name="P6" style:family="paragraph" style:parent-style-name="Standard">
      <style:text-properties style:font-name="Liberation Serif" officeooo:rsid="00061091" officeooo:paragraph-rsid="00061091"/>
    </style:style>
    <style:style style:name="T1" style:family="text">
      <style:text-properties officeooo:rsid="00061091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Experiment No 5</text:span></text:p>
      <text:p text:style-name="Standard"/>
      <text:p text:style-name="P3">Title : <text:s/>Yacc Tool</text:p>
      <text:p text:style-name="P3"/>
      <text:p text:style-name="P3">Aim : Understand yacc tool</text:p>
      <text:p text:style-name="P3"/>
      <text:p text:style-name="P3">Objective : To implement yacc program to understand concept of yacc tool</text:p>
      <text:p text:style-name="P3"/>
      <text:p text:style-name="P3">Method : </text:p>
      <text:p text:style-name="P4"><text:span text:style-name="T1"><text:s text:c="2"/></text:span><text:span text:style-name="T2">Yacc</text:span> (Yet Another Compiler-Compiler) is a computer program for the Unix operating system developed by Stephen C. Johnson.It is a Look Ahead Left-to-Right (LALR) parser generator, generating a parser, the part of a compiler that tries to make syntactic sense of the source <text:span text:style-name="T2">code</text:span>, specifically a LALR parser, based on an analytic grammar written in a notation similar to Backus-Naur Form (BNF). </text:p>
      <text:p text:style-name="P3">YACC devided in three part as below :</text:p>
      <text:p text:style-name="P4"/>
      <text:p text:style-name="P1">/* definitions */</text:p>
      <text:p text:style-name="Preformatted_20_Text"><text:s/>....</text:p>
      <text:p text:style-name="Preformatted_20_Text"/>
      <text:p text:style-name="Preformatted_20_Text">%% </text:p>
      <text:p text:style-name="Preformatted_20_Text">/* rules */ </text:p>
      <text:p text:style-name="Preformatted_20_Text">....</text:p>
      <text:p text:style-name="Preformatted_20_Text">%% </text:p>
      <text:p text:style-name="Preformatted_20_Text"/>
      <text:p text:style-name="Preformatted_20_Text">/* auxiliary routines */</text:p>
      <text:p text:style-name="P2">.... </text:p>
      <text:p text:style-name="P3">Defination part include information related to tokens taht are gona defined.</text:p>
      <text:p text:style-name="P3">Rule part contains defination of grammer.</text:p>
      <text:p text:style-name="P3">Auxiliary riutine part include C function definations.</text:p>
      <text:p text:style-name="P3"/>
      <text:p text:style-name="P3">To compile :</text:p>
      <text:p text:style-name="P3"/>
      <text:p text:style-name="P5"><text:s text:c="4"/>$ lex lex.l</text:p>
      <text:p text:style-name="P5"><text:s text:c="4"/>$ yacc yacc.y</text:p>
      <text:p text:style-name="P5"><text:s text:c="4"/>$ cc lec.yy.c y.tab.h -ll</text:p>
      <text:p text:style-name="P5"><text:s text:c="4"/>$ ./a.out</text:p>
      <text:p text:style-name="P5"/>
      <text:p text:style-name="P6">Conclusion :</text:p>
      <text:p text:style-name="P6"><text:s/>From this experiment we able to solve problem on lex &amp; yacc based program. Also we get why this two play vital role in compi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0:28:44.735725143</meta:creation-date>
    <dc:date>2020-04-10T10:37:58.379763531</dc:date>
    <meta:editing-duration>PT9M1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78" meta:character-count="1046" meta:non-whitespace-character-count="862"/>
  </office:meta>
</office:document-meta>
</file>